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d5f" officeooo:paragraph-rsid="000cdd5f"/>
    </style:style>
    <style:style style:name="P2" style:family="paragraph" style:parent-style-name="Standard">
      <style:text-properties fo:font-weight="bold" officeooo:rsid="000cdd5f" officeooo:paragraph-rsid="000cdd5f" style:font-weight-asian="bold" style:font-weight-complex="bold"/>
    </style:style>
    <style:style style:name="P3" style:family="paragraph" style:parent-style-name="Standard" style:list-style-name="L1">
      <style:text-properties officeooo:paragraph-rsid="000f1743"/>
    </style:style>
    <style:style style:name="P4" style:family="paragraph" style:parent-style-name="Standard" style:list-style-name="L1">
      <style:text-properties officeooo:rsid="00142cdb" officeooo:paragraph-rsid="00142cdb"/>
    </style:style>
    <style:style style:name="P5" style:family="paragraph" style:parent-style-name="Standard">
      <style:text-properties officeooo:rsid="00142cdb" officeooo:paragraph-rsid="00142cdb"/>
    </style:style>
    <style:style style:name="P6" style:family="paragraph" style:parent-style-name="Standard" style:list-style-name="L2">
      <style:text-properties officeooo:rsid="00164490" officeooo:paragraph-rsid="00164490"/>
    </style:style>
    <style:style style:name="P7" style:family="paragraph" style:parent-style-name="Standard">
      <style:text-properties officeooo:rsid="00164490" officeooo:paragraph-rsid="00164490"/>
    </style:style>
    <style:style style:name="P8" style:family="paragraph" style:parent-style-name="Standard">
      <style:text-properties fo:color="#000000" fo:font-style="normal" fo:font-weight="bold" officeooo:rsid="00164490" officeooo:paragraph-rsid="00164490" style:font-style-asian="normal" style:font-weight-asian="bold" style:font-style-complex="normal" style:font-weight-complex="bold"/>
    </style:style>
    <style:style style:name="P9" style:family="paragraph" style:parent-style-name="Standard" style:list-style-name="L3">
      <style:text-properties fo:color="#000000" fo:font-style="normal" fo:font-weight="normal" officeooo:rsid="00164490" officeooo:paragraph-rsid="00164490" style:font-style-asian="normal" style:font-weight-asian="normal" style:font-style-complex="normal" style:font-weight-complex="normal"/>
    </style:style>
    <style:style style:name="P10" style:family="paragraph" style:parent-style-name="Standard">
      <style:text-properties officeooo:rsid="0017cb30" officeooo:paragraph-rsid="0017cb30"/>
    </style:style>
    <style:style style:name="P11" style:family="paragraph" style:parent-style-name="Standard">
      <style:text-properties officeooo:rsid="001aeb12" officeooo:paragraph-rsid="001aeb12"/>
    </style:style>
    <style:style style:name="T1" style:family="text">
      <style:text-properties officeooo:rsid="000f1743"/>
    </style:style>
    <style:style style:name="T2" style:family="text">
      <style:text-properties officeooo:rsid="000fad1a"/>
    </style:style>
    <style:style style:name="T3" style:family="text">
      <style:text-properties officeooo:rsid="001032df"/>
    </style:style>
    <style:style style:name="T4" style:family="text">
      <style:text-properties fo:color="#808080" fo:font-style="italic" officeooo:rsid="001032df" style:font-style-asian="italic" style:font-style-complex="italic"/>
    </style:style>
    <style:style style:name="T5" style:family="text">
      <style:text-properties officeooo:rsid="0015a0e7"/>
    </style:style>
    <style:style style:name="T6" style:family="text">
      <style:text-properties officeooo:rsid="00171081"/>
    </style:style>
    <style:style style:name="T7" style:family="text">
      <style:text-properties officeooo:rsid="0019ac3a"/>
    </style:style>
    <style:style style:name="T8" style:family="text">
      <style:text-properties officeooo:rsid="001aeb12"/>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mentar el numero de enlaces que apuntan a nuestro sitio web con el objetivo de aumentar nuestro prestigio en la web, y por lo tanto nuestro posicionamiento.</text:p>
      <text:p text:style-name="P1">- Ha de ser de manera gradual, realizar spam del sitio web es perjudicial</text:p>
      <text:p text:style-name="P1">- Tener un blog de desarrollador que se va actualizando conforme se crea nuevo contenido en el sitio web es una buena forma de darse a conocer.</text:p>
      <text:p text:style-name="P1">-Contenido fresco para promocionar, no es lo mismo promocionar lo mismo todo el rato a promocionar contenido nuevo, fresco y de actualidad. Por ejemplo: durante Halloween, la promocion de contenido relacionado con esta tematica sera mucho mas efectiva y rapida.</text:p>
      <text:p text:style-name="P1"/>
      <text:p text:style-name="P1">- Tener en cuenta el mundo fuera de Internet y las redes sociales. Poner la url de tu sitio web en tarjetas de presentacion, e-mails, <text:span text:style-name="T2">carteles pintores, </text:span>etc. <text:span text:style-name="T5">(Reforzar el SEO con algo de marketing para que sea mucho mas efectivo)</text:span></text:p>
      <text:p text:style-name="P1">- Incluso si tienes clientes suscritos a tu web puedes enviarles un boletin informativo (Newsletter) de forma periodica o puntal contandoles el nuevo contenido disponible en tu pagina web. Siempre sin hacer spam masivo ya que perjudicaria.</text:p>
      <text:p text:style-name="P1">- <text:span text:style-name="T3">Si tienes una tienda fisica, anadir la informacion a Google Places </text:span><text:span text:style-name="T6">(ahora Google MyBusiness)</text:span><text:span text:style-name="T3">, ya que de esta forma aparecera en Google Maps y ayudara a la busqueda </text:span><text:span text:style-name="T4">(porque se recomienda a la gente que vive cerca????)</text:span></text:p>
      <text:p text:style-name="P1"><text:span text:style-name="T4"/></text:p>
      <text:p text:style-name="P8"><text:span text:style-name="T3">R</text:span>edes sociales</text:p>
      <text:list xml:id="list2069683329" text:style-name="L3">
        <text:list-item>
          <text:p text:style-name="P9">Hacer uso de las redes sociales, para llegar a gente interesada con tu contenido.</text:p>
        </text:list-item>
        <text:list-item>
          <text:p text:style-name="P9">Tratar temas de actualidad</text:p>
        </text:list-item>
      </text:list>
      <text:p text:style-name="P1"/>
      <text:p text:style-name="P1"/>
      <text:list xml:id="list4285825345" text:style-name="L1">
        <text:list-item>
          <text:p text:style-name="P3"><text:span text:style-name="T1">Feed RSS (RDF Site Summary): Resumen donde se explican de manera breve la actualizacion de un sitio web .Por ejemplo: se podria equipara a las Patch Notes de un juego.</text:span></text:p>
        </text:list-item>
        <text:list-item>
          <text:p text:style-name="P4">Lo mas valioso de los enlaces es la calidad. Una gran cantidad de enlaces pueden no valer nada si vienen de una granja de enlaces, es mas, si Google lo detecta nos penalizara (Black-hat SEO)</text:p>
        </text:list-item>
      </text:list>
      <text:p text:style-name="P5"/>
      <text:list xml:id="list1786867541" text:style-name="L2">
        <text:list-item>
          <text:p text:style-name="P6">NO realizar spam de tu sitio web. No actualizar la Feed RSS, ni enviar Newsletter por cada pequeña modificacion. Hacerlo con actualizaciones relevantes.</text:p>
        </text:list-item>
        <text:list-item>
          <text:p text:style-name="P6">NO comprar enlaces <text:span text:style-name="T8">(sub x sub)</text:span>, NO comprar granjas de click (Black-hat SEO)</text:p>
        </text:list-item>
        <text:list-item>
          <text:p text:style-name="P6">NO hacer spam en otros sitios webs o foros con intencion de darte a conocer</text:p>
        </text:list-item>
      </text:list>
      <text:p text:style-name="P7"/>
      <text:p text:style-name="P7"/>
      <text:p text:style-name="P10">Google my Business (Google Places)</text:p>
      <text:p text:style-name="P10">Ayuda a un sitio web a posicionarse según su localizacion, ya que esta enlazado con Google Maps. </text:p>
      <text:p text:style-name="P10">La herramienta es totalmente gratuira y permite a los sitios web introducir su informacion basica (nombre, direccion, telefono, e-mail, etc.) y de esta forma <text:span text:style-name="T7">el usuario la pueda encontrar de manera sencilla.</text:span></text:p>
      <text:p text:style-name="P10"/>
      <text:p text:style-name="P11">Etiquetas head meta og:description, twitter:description, et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2:58:43.623648142</meta:creation-date>
    <dc:date>2021-10-27T13:52:01.070913732</dc:date>
    <meta:editing-duration>PT31M40S</meta:editing-duration>
    <meta:editing-cycles>13</meta:editing-cycles>
    <meta:generator>LibreOffice/6.4.7.2$Linux_X86_64 LibreOffice_project/40$Build-2</meta:generator>
    <meta:document-statistic meta:table-count="0" meta:image-count="0" meta:object-count="0" meta:page-count="1" meta:paragraph-count="19" meta:word-count="427" meta:character-count="2508" meta:non-whitespace-character-count="2105"/>
  </office:meta>
</office:document-meta>
</file>